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5316F5EFE5CCB622.png" manifest:media-type="image/png"/>
  <manifest:file-entry manifest:full-path="Pictures/20000007000069D500007A9454F70196064D97A0.wmf" manifest:media-type="image/x-wmf"/>
  <manifest:file-entry manifest:full-path="Pictures/10000000000000C3000000A21FD0037C468EBC8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44bc0" officeooo:paragraph-rsid="00e44bc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9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size="11pt" fo:font-style="normal" fo:font-weight="normal" officeooo:rsid="00e37641" officeooo:paragraph-rsid="00e3764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22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3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4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5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6" style:family="paragraph" style:parent-style-name="Standard">
      <style:text-properties fo:language="ca" fo:country="ES" fo:background-color="#ffff00" style:language-complex="ar" style:country-complex="SA"/>
    </style:style>
    <style:style style:name="P27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3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4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44" style:family="paragraph" style:parent-style-name="Table_20_Contents">
      <style:text-properties fo:font-size="11pt" officeooo:paragraph-rsid="00e7b515" style:font-size-asian="11pt" style:font-size-complex="11pt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7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8" style:family="paragraph" style:parent-style-name="Text_20_body" style:list-style-name="L1">
      <style:text-properties officeooo:paragraph-rsid="00e37641"/>
    </style:style>
    <style:style style:name="P49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1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2" style:family="paragraph" style:parent-style-name="Table_20_Contents">
      <style:text-properties fo:font-size="11pt" officeooo:rsid="00e824e7" officeooo:paragraph-rsid="00e824e7" style:font-size-asian="11pt" style:font-size-complex="11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color="#000000" officeooo:rsid="00788bab"/>
    </style:style>
    <style:style style:name="T19" style:family="text">
      <style:text-properties fo:color="#000000" officeooo:rsid="00d77502"/>
    </style:style>
    <style:style style:name="T20" style:family="text">
      <style:text-properties style:font-weight-complex="normal"/>
    </style:style>
    <style:style style:name="T21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2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3" style:family="text">
      <style:text-properties officeooo:rsid="00d77502"/>
    </style:style>
    <style:style style:name="T24" style:family="text">
      <style:text-properties officeooo:rsid="0019877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e58d47" style:font-weight-asian="bold" style:font-weight-complex="bold"/>
    </style:style>
    <style:style style:name="T27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28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0">2251</text:span><text:span text:style-name="T11"> CFG</text:span><text:span text:style-name="T10">S Administració de Sistemes Informàtics</text:span></text:p>
      <text:p text:style-name="P27">2252 CFGS Desenvolupament d'Aplicacions Multiplataforma</text:p>
      <text:h text:style-name="P49" text:outline-level="1"><text:span text:style-name="T14">Mòdul 3</text:span><text:span text:style-name="T13"> – Programació bàsica</text:span></text:h>
      <text:h text:style-name="P51" text:outline-level="1">UF2 – <text:span text:style-name="T20">Programació modular</text:span></text:h>
      <text:p text:style-name="P25"><text:span text:style-name="T21">Informe de lliurament A40</text:span><text:span text:style-name="T22">2</text:span><text:span text:style-name="T9"> </text:span></text:p>
      <text:p text:style-name="P24"/>
      <text:p text:style-name="P34"/>
      <text:p text:style-name="P23"/>
      <text:p text:style-name="P29"/>
      <text:p text:style-name="P36">Forma i dates de lliurament</text:p>
      <text:p text:style-name="P26"/>
      <text:p text:style-name="P39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38"/>
      <text:p text:style-name="P35"/>
      <text:p text:style-name="P37">Informe<text:bookmark-start text:name="__DdeLink__3243_1392924193"/></text:p>
      <text:h text:style-name="P50" text:outline-level="1"><text:bookmark-end text:name="__DdeLink__3243_1392924193"/></text:h>
      <text:p text:style-name="P28"><text:span text:style-name="T18">E</text:span><text:span text:style-name="T19">XERCICI 1</text:span></text:p>
      <text:p text:style-name="P42"/>
      <text:list xml:id="list2486512898704442998" text:style-name="L1">
        <text:list-item>
          <text:p text:style-name="P48"><text:span text:style-name="T27">Creieu que tal com s'ha implementat la funció </text:span><text:span text:style-name="T28">entrarUnNumero</text:span><text:span text:style-name="T29">, aquesta es podria reutilitzar en moltes altres aplicacions?</text:span></text:p>
        </text:list-item>
      </text:list>
      <text:p text:style-name="P20"/>
      <text:list xml:id="list210341672509844" text:continue-numbering="true" text:style-name="L1">
        <text:list-item>
          <text:p text:style-name="P48"><text:span text:style-name="T29">Creieu que tal com s'ha implementat la funció </text:span><text:span text:style-name="T28">menú</text:span><text:span text:style-name="T29">, aquesta es podria reutilitzar en moltes altres aplicacions?</text:span></text:p>
        </text:list-item>
      </text:list>
      <text:p text:style-name="P19"/>
      <text:p text:style-name="P19"/>
      <text:p text:style-name="P19"/>
      <text:p text:style-name="P16">EXERCICI 2</text:p>
      <text:p text:style-name="P16"/>
      <text:p text:style-name="P17">Hi ha interacció entre els diferents mòduls de càlcul d'àrees? És a dir, en cas que haguéssim de fer modificacions en algun dels mòduls, podria, aquesta modificació afectar a la resta de mòduls?</text:p>
      <text:p text:style-name="P14"/>
      <text:p text:style-name="P14"/>
      <text:p text:style-name="P14"/>
      <text:p text:style-name="P16">EXERCICI 3</text:p>
      <text:p text:style-name="P16"/>
      <text:p text:style-name="P21"><text:span text:style-name="T24">Omple el quadre següent u</text:span>n cop realitzat <text:span text:style-name="T23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2">La meva solució s'assembla molt a la solució oficial</text:p>
          </table:table-cell>
          <table:table-cell table:style-name="Taula4.B1" office:value-type="string">
            <text:p text:style-name="P43"/>
          </table:table-cell>
        </table:table-row>
        <table:table-row>
          <table:table-cell table:style-name="Taula4.A2" office:value-type="string">
            <text:p text:style-name="P52">La meva solució no s'assembla massa a la solució oficial però funciona correctament</text:p>
          </table:table-cell>
          <table:table-cell table:style-name="Taula4.B2" office:value-type="string">
            <text:p text:style-name="P44"/>
          </table:table-cell>
        </table:table-row>
        <table:table-row>
          <table:table-cell table:style-name="Taula4.A2" office:value-type="string">
            <text:p text:style-name="P52">No he sabut trobar una solució que funcioni</text:p>
          </table:table-cell>
          <table:table-cell table:style-name="Taula4.B2" office:value-type="string">
            <text:p text:style-name="P44"/>
          </table:table-cell>
        </table:table-row>
      </table:table>
      <text:p text:style-name="P15"/>
      <text:p text:style-name="P18"/>
      <text:p text:style-name="P30">VALORACIÓ</text:p>
      <text:p text:style-name="P31"><text:span text:style-name="T25">Creus que aquesta activitat t'ha ajudat </text:span><text:span text:style-name="T26">a veure els diferents usos que es poden donar a les funcions quan implementaem <text:s/>una aplicació? </text:span><text:span text:style-name="T25">Indica el grau</text:span>:</text:p>
      <text:list xml:id="list5788497720030734581" text:style-name="L2">
        <text:list-item>
          <text:p text:style-name="P45"><text:soft-page-break/>M'ha ajudat molt</text:p>
        </text:list-item>
        <text:list-item>
          <text:p text:style-name="P45">M'ha ajudat</text:p>
        </text:list-item>
        <text:list-item>
          <text:p text:style-name="P45">No m'ha ajudat gaire</text:p>
        </text:list-item>
        <text:list-item>
          <text:p text:style-name="P46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1FD0037C468EBC87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25</meta:editing-cycles>
    <meta:editing-duration>P5DT2H5M29S</meta:editing-duration>
    <dc:date>2015-09-30T21:03:39.361289123</dc:date>
    <dc:creator>josep </dc:creator>
    <meta:document-statistic meta:table-count="3" meta:image-count="3" meta:object-count="0" meta:page-count="2" meta:paragraph-count="41" meta:word-count="279" meta:character-count="1748" meta:non-whitespace-character-count="1510"/>
    <meta:user-defined meta:name="Info 1"/>
    <meta:user-defined meta:name="Info 2"/>
    <meta:user-defined meta:name="Info 3"/>
    <meta:user-defined meta:name="Info 4"/>
  </office:meta>
</office:document-meta>
</file>